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-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s-queries-results-with-column-info/query5.err</text:p>
          </table:table-cell>
          <table:table-cell table:number-columns-repeated="2"/>
          <table:table-cell table:formula="of:=SUM([.B1:.C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.res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:.C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7.res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3:.C3])" office:value-type="float" office:value="18" calcext:value-type="float">
            <text:p>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61.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4:.C4])"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.res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5:.C5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2.res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B6:.C6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1.re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B7:.C7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4.res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B8:.C8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0.res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B9:.C9])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3.res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B10:.C10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2.res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B11:.C11]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5.res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B12:.C12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9.res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B13:.C13])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2.res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SUM([.B14:.C14])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5.res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SUM([.B15:.C15])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5.res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SUM([.B16:.C16])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2.res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SUM([.B17:.C17])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0.res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SUM([.B18:.C18])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3.re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SUM([.B19:.C19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0.res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B20:.C20])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0.res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SUM([.B21:.C21])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5.res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SUM([.B22:.C22])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8.res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B23:.C23]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6.res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B24:.C24])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6.res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SUM([.B25:.C25]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8.re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B26:.C26]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9.res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SUM([.B27:.C27])"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3.res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SUM([.B28:.C28]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2.res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B29:.C29])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6.res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B30:.C30])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2.res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SUM([.B31:.C31])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2.res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SUM([.B32:.C32])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1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33:.C33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3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34:.C34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6.res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SUM([.B35:.C35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6.r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SUM([.B36:.C36])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9.re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SUM([.B37:.C37])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3.res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SUM([.B38:.C38])"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4.res</text:p>
          </table:table-cell>
          <table:table-cell office:value-type="float" office:value="328" calcext:value-type="float">
            <text:p>328</text:p>
          </table:table-cell>
          <table:table-cell office:value-type="float" office:value="279" calcext:value-type="float">
            <text:p>279</text:p>
          </table:table-cell>
          <table:table-cell table:formula="of:=SUM([.B39:.C39])"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4.res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SUM([.B40:.C40])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3.res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SUM([.B41:.C41])"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8.res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SUM([.B42:.C42])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4.res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SUM([.B43:.C43])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.res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SUM([.B44:.C44])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2.res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SUM([.B45:.C45])"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9.res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SUM([.B46:.C46])"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9.re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SUM([.B47:.C47])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9.res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SUM([.B48:.C48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8.res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SUM([.B49:.C49])"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8.res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SUM([.B50:.C50]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7.res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SUM([.B51:.C51])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4.res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SUM([.B52:.C52]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6.res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SUM([.B53:.C53])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3.res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SUM([.B54:.C54])"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4.res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SUM([.B55:.C55]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3.res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SUM([.B56:.C56]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0.res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SUM([.B57:.C57]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6.res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SUM([.B58:.C58])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7.res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SUM([.B59:.C59])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0.res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SUM([.B60:.C60])"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5.res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SUM([.B61:.C61])"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0.res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SUM([.B62:.C62])"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.res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SUM([.B63:.C63]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6.res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SUM([.B64:.C64])"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1.res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SUM([.B65:.C65])"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9.res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SUM([.B66:.C66])"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7.res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SUM([.B67:.C67])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0.res</text:p>
          </table:table-cell>
          <table:table-cell office:value-type="float" office:value="1619" calcext:value-type="float">
            <text:p>1619</text:p>
          </table:table-cell>
          <table:table-cell/>
          <table:table-cell table:formula="of:=SUM([.B68:.C68])"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1.res</text:p>
          </table:table-cell>
          <table:table-cell office:value-type="float" office:value="1711" calcext:value-type="float">
            <text:p>1711</text:p>
          </table:table-cell>
          <table:table-cell/>
          <table:table-cell table:formula="of:=SUM([.B69:.C69])"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5.res</text:p>
          </table:table-cell>
          <table:table-cell office:value-type="float" office:value="1748" calcext:value-type="float">
            <text:p>1748</text:p>
          </table:table-cell>
          <table:table-cell/>
          <table:table-cell table:formula="of:=SUM([.B70:.C70])"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4.res</text:p>
          </table:table-cell>
          <table:table-cell office:value-type="float" office:value="1857" calcext:value-type="float">
            <text:p>1857</text:p>
          </table:table-cell>
          <table:table-cell/>
          <table:table-cell table:formula="of:=SUM([.B71:.C71])"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7.res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SUM([.B72:.C72]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5.res</text:p>
          </table:table-cell>
          <table:table-cell office:value-type="float" office:value="2470" calcext:value-type="float">
            <text:p>2470</text:p>
          </table:table-cell>
          <table:table-cell/>
          <table:table-cell table:formula="of:=SUM([.B73:.C73])"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8.res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SUM([.B74:.C74])"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6.res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SUM([.B75:.C75]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9.res</text:p>
          </table:table-cell>
          <table:table-cell office:value-type="float" office:value="2958" calcext:value-type="float">
            <text:p>2958</text:p>
          </table:table-cell>
          <table:table-cell/>
          <table:table-cell table:formula="of:=SUM([.B76:.C76])"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5.res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SUM([.B77:.C77])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.res</text:p>
          </table:table-cell>
          <table:table-cell office:value-type="float" office:value="3153" calcext:value-type="float">
            <text:p>3153</text:p>
          </table:table-cell>
          <table:table-cell/>
          <table:table-cell table:formula="of:=SUM([.B78:.C78])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8.res</text:p>
          </table:table-cell>
          <table:table-cell office:value-type="float" office:value="3169" calcext:value-type="float">
            <text:p>3169</text:p>
          </table:table-cell>
          <table:table-cell/>
          <table:table-cell table:formula="of:=SUM([.B79:.C79]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7.res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SUM([.B80:.C80])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.res</text:p>
          </table:table-cell>
          <table:table-cell office:value-type="float" office:value="3671" calcext:value-type="float">
            <text:p>3671</text:p>
          </table:table-cell>
          <table:table-cell/>
          <table:table-cell table:formula="of:=SUM([.B81:.C81])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8.re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SUM([.B82:.C82]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1.res</text:p>
          </table:table-cell>
          <table:table-cell office:value-type="float" office:value="4091" calcext:value-type="float">
            <text:p>4091</text:p>
          </table:table-cell>
          <table:table-cell/>
          <table:table-cell table:formula="of:=SUM([.B83:.C83]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7.res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SUM([.B84:.C84])" office:value-type="float" office:value="7980" calcext:value-type="float">
            <text:p>79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1.res</text:p>
          </table:table-cell>
          <table:table-cell office:value-type="float" office:value="15574" calcext:value-type="float">
            <text:p>15574</text:p>
          </table:table-cell>
          <table:table-cell/>
          <table:table-cell table:formula="of:=SUM([.B85:.C85])" office:value-type="float" office:value="15574" calcext:value-type="float">
            <text:p>155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0.res</text:p>
          </table:table-cell>
          <table:table-cell office:value-type="float" office:value="15739" calcext:value-type="float">
            <text:p>15739</text:p>
          </table:table-cell>
          <table:table-cell/>
          <table:table-cell table:formula="of:=SUM([.B86:.C86])" office:value-type="float" office:value="15739" calcext:value-type="float">
            <text:p>1573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1.res</text:p>
          </table:table-cell>
          <table:table-cell office:value-type="float" office:value="16174" calcext:value-type="float">
            <text:p>16174</text:p>
          </table:table-cell>
          <table:table-cell/>
          <table:table-cell table:formula="of:=SUM([.B87:.C87])" office:value-type="float" office:value="16174" calcext:value-type="float">
            <text:p>161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2.res</text:p>
          </table:table-cell>
          <table:table-cell office:value-type="float" office:value="17225" calcext:value-type="float">
            <text:p>17225</text:p>
          </table:table-cell>
          <table:table-cell/>
          <table:table-cell table:formula="of:=SUM([.B88:.C88])" office:value-type="float" office:value="17225" calcext:value-type="float">
            <text:p>1722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9.res</text:p>
          </table:table-cell>
          <table:table-cell office:value-type="float" office:value="10247" calcext:value-type="float">
            <text:p>10247</text:p>
          </table:table-cell>
          <table:table-cell office:value-type="float" office:value="9823" calcext:value-type="float">
            <text:p>9823</text:p>
          </table:table-cell>
          <table:table-cell table:formula="of:=SUM([.B89:.C89])" office:value-type="float" office:value="20070" calcext:value-type="float">
            <text:p>200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8.res</text:p>
          </table:table-cell>
          <table:table-cell office:value-type="float" office:value="20072" calcext:value-type="float">
            <text:p>20072</text:p>
          </table:table-cell>
          <table:table-cell/>
          <table:table-cell table:formula="of:=SUM([.B90:.C90])" office:value-type="float" office:value="20072" calcext:value-type="float">
            <text:p>20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3.res</text:p>
          </table:table-cell>
          <table:table-cell office:value-type="float" office:value="13809" calcext:value-type="float">
            <text:p>13809</text:p>
          </table:table-cell>
          <table:table-cell office:value-type="float" office:value="13326" calcext:value-type="float">
            <text:p>13326</text:p>
          </table:table-cell>
          <table:table-cell table:formula="of:=SUM([.B91:.C91])" office:value-type="float" office:value="27135" calcext:value-type="float">
            <text:p>2713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4.res</text:p>
          </table:table-cell>
          <table:table-cell office:value-type="float" office:value="23132" calcext:value-type="float">
            <text:p>23132</text:p>
          </table:table-cell>
          <table:table-cell office:value-type="float" office:value="31448" calcext:value-type="float">
            <text:p>31448</text:p>
          </table:table-cell>
          <table:table-cell table:formula="of:=SUM([.B92:.C92])" office:value-type="float" office:value="54580" calcext:value-type="float">
            <text:p>545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5.res</text:p>
          </table:table-cell>
          <table:table-cell office:value-type="float" office:value="68703" calcext:value-type="float">
            <text:p>68703</text:p>
          </table:table-cell>
          <table:table-cell/>
          <table:table-cell table:formula="of:=SUM([.B93:.C93])" office:value-type="float" office:value="68703" calcext:value-type="float">
            <text:p>6870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.res</text:p>
          </table:table-cell>
          <table:table-cell office:value-type="float" office:value="138941" calcext:value-type="float">
            <text:p>138941</text:p>
          </table:table-cell>
          <table:table-cell/>
          <table:table-cell table:formula="of:=SUM([.B94:.C94])" office:value-type="float" office:value="138941" calcext:value-type="float">
            <text:p>1389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7.res</text:p>
          </table:table-cell>
          <table:table-cell office:value-type="float" office:value="242314" calcext:value-type="float">
            <text:p>242314</text:p>
          </table:table-cell>
          <table:table-cell/>
          <table:table-cell table:formula="of:=SUM([.B95:.C95])" office:value-type="float" office:value="242314" calcext:value-type="float">
            <text:p>2423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7.res</text:p>
          </table:table-cell>
          <table:table-cell office:value-type="float" office:value="932101" calcext:value-type="float">
            <text:p>932101</text:p>
          </table:table-cell>
          <table:table-cell/>
          <table:table-cell table:formula="of:=SUM([.B96:.C96])" office:value-type="float" office:value="932101" calcext:value-type="float">
            <text:p>9321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4.res</text:p>
          </table:table-cell>
          <table:table-cell office:value-type="float" office:value="932164" calcext:value-type="float">
            <text:p>932164</text:p>
          </table:table-cell>
          <table:table-cell/>
          <table:table-cell table:formula="of:=SUM([.B97:.C97])" office:value-type="float" office:value="932164" calcext:value-type="float">
            <text:p>9321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1.res</text:p>
          </table:table-cell>
          <table:table-cell office:value-type="float" office:value="2920787" calcext:value-type="float">
            <text:p>2920787</text:p>
          </table:table-cell>
          <table:table-cell/>
          <table:table-cell table:formula="of:=SUM([.B98:.C98])" office:value-type="float" office:value="2920787" calcext:value-type="float">
            <text:p>292078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.res</text:p>
          </table:table-cell>
          <table:table-cell office:value-type="float" office:value="3464163" calcext:value-type="float">
            <text:p>3464163</text:p>
          </table:table-cell>
          <table:table-cell/>
          <table:table-cell table:formula="of:=SUM([.B99:.C99])" office:value-type="float" office:value="3464163" calcext:value-type="float">
            <text:p>346416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.res</text:p>
          </table:table-cell>
          <table:table-cell office:value-type="float" office:value="4838073" calcext:value-type="float">
            <text:p>4838073</text:p>
          </table:table-cell>
          <table:table-cell/>
          <table:table-cell table:formula="of:=SUM([.B100:.C100])" office:value-type="float" office:value="4838073" calcext:value-type="float">
            <text:p>4838073</text:p>
          </table:table-cell>
          <table:table-cell/>
        </table:table-row>
      </table:table>
      <table:named-expressions/>
      <table:database-ranges>
        <table:database-range table:name="__Anonymous_Sheet_DB__0" table:target-range-address="'query-time'.A1:'query-time'.D10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4T22:12:04.744542727</dc:date>
    <meta:editing-duration>PT1M1S</meta:editing-duration>
    <meta:editing-cycles>1</meta:editing-cycles>
    <meta:document-statistic meta:table-count="1" meta:cell-count="305" meta:object-count="0"/>
    <meta:generator>LibreOffice/6.0.6.2$Linux_X86_64 LibreOffice_project/00m0$Build-2</meta:generator>
  </office:meta>
</office:document-meta>
</file>